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12C0000012CF8A06A29.png" manifest:media-type="image/png"/>
  <manifest:file-entry manifest:full-path="Pictures/100000010000001000000013C463D59A.png" manifest:media-type="image/png"/>
  <manifest:file-entry manifest:full-path="Pictures/TablePreview1.svm" manifest:media-type=""/>
  <manifest:file-entry manifest:full-path="Pictures/1000000000000264000002646DD8156C.jpg" manifest:media-type="image/jpeg"/>
  <manifest:file-entry manifest:full-path="Pictures/10000001000001DA000001F204043A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46cm" fo:min-width="0.376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6cm" fo:min-width="0.375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626cm" fo:min-width="0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1.209cm, 0.408cm, 1.065cm, 0.869cm)" draw:image-opacity="100%" style:mirror="none" loext:decorative="false"/>
    </style:style>
    <style:style style:name="gr11" style:family="graphic" style:parent-style-name="standard">
      <style:graphic-properties draw:textarea-vertical-align="middle" draw:auto-grow-height="false" fo:min-height="0.751cm" fo:min-width="0.501cm" fo:wrap-option="wrap" loext:decorative="false"/>
    </style:style>
    <style:style style:name="gr12" style:family="graphic" style:parent-style-name="standard">
      <style:graphic-properties draw:marker-start="Extrémités_20_de_20_flèche_20_1" draw:marker-end="" draw:textarea-vertical-align="middle" draw:auto-grow-height="false" fo:min-height="0.751cm" fo:min-width="0.501cm" fo:wrap-option="wrap" loext:decorative="false"/>
    </style:style>
    <style:style style:name="gr1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.973cm, 0.75cm, 0.775cm, 0.908cm)" draw:image-opacity="100%" style:mirror="none" loext:decorative="false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1cm" svg:height="1cm" svg:x="2.274cm" svg:y="7.814cm">
          <draw:image xlink:href="Pictures/1000000000000264000002646DD8156C.jpg" xlink:type="simple" xlink:show="embed" xlink:actuate="onLoad" draw:mime-type="image/jpeg">
            <text:p text:style-name="P1">x</text:p>
          </draw:image>
        </draw:frame>
        <draw:custom-shape draw:style-name="gr5" draw:text-style-name="P1" draw:layer="layout" svg:width="1cm" svg:height="0.59cm" svg:x="2.002cm" svg:y="24.1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9cm" svg:height="1cm" svg:x="2.146cm" svg:y="20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cm" svg:height="0.59cm" svg:x="2.074cm" svg:y="22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59cm" svg:height="1cm" svg:x="2.288cm" svg:y="25.8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0.95cm" svg:height="1cm" svg:x="7.103cm" svg:y="7.60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054cm" svg:y="8.572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text-style-name="P1" draw:layer="layout" svg:width="1cm" svg:height="1cm" svg:x="2.274cm" svg:y="7.814cm">
          <draw:image xlink:href="Pictures/1000000000000264000002646DD8156C.jpg" xlink:type="simple" xlink:show="embed" xlink:actuate="onLoad" draw:mime-type="image/jpeg">
            <text:p/>
          </draw:image>
        </draw:frame>
        <draw:custom-shape draw:style-name="gr6" draw:text-style-name="P1" draw:layer="layout" svg:width="0.59cm" svg:height="1cm" svg:x="2.243cm" svg:y="24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59cm" svg:height="1cm" svg:x="2.288cm" svg:y="25.8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" draw:layer="layout" svg:width="1cm" svg:height="1cm" svg:x="10.023cm" svg:y="5.631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69cm" svg:y="7.698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10.07cm" svg:y="7.699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11.071cm" svg:y="7.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8.072cm" svg:y="5.70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73cm" svg:y="5.70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74cm" svg:y="6.703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11.075cm" svg:y="4.704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0" draw:text-style-name="P1" draw:layer="layout" svg:width="0.853cm" svg:height="0.827cm" svg:x="9.075cm" svg:y="6.704cm">
          <draw:image xlink:href="Pictures/10000001000001DA000001F204043A33.png" xlink:type="simple" xlink:show="embed" xlink:actuate="onLoad" draw:mime-type="image/png">
            <text:p/>
          </draw:image>
        </draw:frame>
        <draw:custom-shape draw:style-name="gr11" draw:text-style-name="P1" draw:layer="layout" svg:width="1cm" svg:height="1cm" svg:x="2.148cm" svg:y="22.713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cm" svg:height="1cm" svg:x="2.167cm" svg:y="21.456cm">
          <text:p/>
          <draw:enhanced-geometry svg:viewBox="0 0 21600 21600" draw:text-areas="0 0 21600 21600" draw:mirror-horizontal="tru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3" draw:style-name="dp1" draw:master-page-name="Standard">
        <draw:frame draw:style-name="gr2" draw:text-style-name="P1" draw:layer="layout" svg:width="1cm" svg:height="1cm" svg:x="7.243cm" svg:y="18.32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516cm" svg:y="6.6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6" draw:text-style-name="P1" draw:layer="layout" svg:width="0.59cm" svg:height="1cm" svg:x="2.146cm" svg:y="20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59cm" svg:height="1cm" svg:x="2.288cm" svg:y="25.8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cm" svg:height="1cm" svg:x="3.735cm" svg:y="18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cm" svg:height="1cm" svg:x="2.142cm" svg:y="18.767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" draw:layer="layout" svg:width="0.824cm" svg:height="0.867cm" svg:x="9.578cm" svg:y="9.72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603cm" svg:y="10.81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7.572cm" svg:y="8.7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72cm" svg:y="7.76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9.572cm" svg:y="6.76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10.572cm" svg:y="8.76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9" draw:text-style-name="P1" draw:layer="layout" svg:width="0.422cm" svg:height="0.502cm" svg:x="11.864cm" svg:y="7.009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9" draw:text-style-name="P1" draw:layer="layout" svg:width="1cm" svg:height="1cm" svg:x="9.513cm" svg:y="10.758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509cm" svg:y="10.689cm">
          <draw:image xlink:href="Pictures/1000000000000264000002646DD8156C.jpg" xlink:type="simple" xlink:show="embed" xlink:actuate="onLoad" draw:mime-type="image/jpeg">
            <text:p/>
          </draw:image>
        </draw:frame>
      </draw:page>
      <draw:page draw:name="page4" draw:style-name="dp1" draw:master-page-name="Standard">
        <draw:frame draw:style-name="gr2" draw:text-style-name="P1" draw:layer="layout" svg:width="1cm" svg:height="1cm" svg:x="7.243cm" svg:y="18.324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4.999cm" svg:height="4.999cm" svg:x="7.516cm" svg:y="6.6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9" draw:text-style-name="P1" draw:layer="layout" svg:width="1cm" svg:height="1cm" svg:x="10.962cm" svg:y="16.288cm">
          <draw:image xlink:href="Pictures/1000000000000264000002646DD8156C.jpg" xlink:type="simple" xlink:show="embed" xlink:actuate="onLoad" draw:mime-type="image/jpeg">
            <text:p/>
          </draw:image>
        </draw:frame>
        <draw:custom-shape draw:style-name="gr6" draw:text-style-name="P1" draw:layer="layout" svg:width="0.59cm" svg:height="1cm" svg:x="2.146cm" svg:y="20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59cm" svg:height="1cm" svg:x="2.288cm" svg:y="25.8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cm" svg:height="1cm" svg:x="3.735cm" svg:y="18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cm" svg:height="1cm" svg:x="2.142cm" svg:y="18.767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" draw:layer="layout" svg:width="0.824cm" svg:height="0.867cm" svg:x="9.578cm" svg:y="9.72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603cm" svg:y="10.817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7.572cm" svg:y="8.76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8.572cm" svg:y="7.76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9.572cm" svg:y="6.761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13" draw:text-style-name="P1" draw:layer="layout" svg:width="0.824cm" svg:height="0.867cm" svg:x="10.572cm" svg:y="8.762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9" draw:text-style-name="P1" draw:layer="layout" svg:width="0.422cm" svg:height="0.502cm" svg:x="11.864cm" svg:y="7.009cm">
          <draw:image xlink:href="Pictures/100000010000001000000013C463D59A.png" xlink:type="simple" xlink:show="embed" xlink:actuate="onLoad" draw:mime-type="image/png">
            <text:p/>
          </draw:image>
        </draw:frame>
        <draw:frame draw:style-name="gr9" draw:text-style-name="P1" draw:layer="layout" svg:width="1cm" svg:height="1cm" svg:x="9.513cm" svg:y="10.758cm">
          <draw:image xlink:href="Pictures/100000010000012C0000012CF8A06A29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7.51cm" svg:y="10.689cm">
          <draw:image xlink:href="Pictures/1000000000000264000002646DD8156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22:38:25.485757965</meta:creation-date>
    <dc:date>2026-02-15T23:05:13.790867777</dc:date>
    <meta:editing-duration>PT16M7S</meta:editing-duration>
    <meta:editing-cycles>6</meta:editing-cycles>
    <meta:generator>LibreOffice/24.2.7.2$Linux_X86_64 LibreOffice_project/420$Build-2</meta:generator>
    <meta:document-statistic meta:object-count="65"/>
  </office:meta>
</office:document-meta>
</file>